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4806981DD3F.png" manifest:media-type="image/png"/>
  <manifest:file-entry manifest:full-path="Pictures/10000000000008000000048086E279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7" style:family="paragraph">
      <style:paragraph-properties fo:text-align="center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Calibri Light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alibri Light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7.543cm" svg:x="4.332cm" svg:y="3.695cm">
          <text:p text:style-name="P1"><text:span text:style-name="T1">Herzlich Willkommen zur Infoveranstaltung iCTF</text:span></text:p>
          <draw:enhanced-geometry draw:mirror-horizontal="false" draw:mirror-vertical="false" svg:viewBox="0 0 25399 75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Was ist der iCTF?</text:span></text:p>
          <draw:enhanced-geometry draw:mirror-horizontal="false" draw:mirror-vertical="false" svg:viewBox="0 0 29209 36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9.208cm" svg:height="12.085cm" svg:x="2.328cm" svg:y="5.071cm">
          <text:list text:style-name="L2">
            <text:list-item>
              <text:p text:style-name="P3"><text:span text:style-name="T3">Der USCB International Capture The Flag (auch als iCTF <text:s/>bekannt) ist eine verteilte, großflächige Securityübung, deren Ziel es ist, die Fähigkeiten der Teilnehmer zu testen.</text:span></text:p>
            </text:list-item>
          </text:list>
          <text:p text:style-name="P3"><text:span text:style-name="T4"/></text:p>
          <text:list text:continue-numbering="true" text:style-name="L2">
            <text:list-item>
              <text:p text:style-name="P3"><text:span text:style-name="T3">Es ist die Welt größte und am längsten laufende Hacking-Competition auf Bildungsebene, die sowohl Aspekte des Angriffs als auch der Verteidigung in einer Live-Umgebung integriert.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3">Der iCTF-Wettbewerb wird von Prof. Giovanni Vigna vom Department of Computer Science an der UCSB organisiert und wird Jährlich abgehalten (für gewöhlich am Anfang Dezember, aber er wurde schon öfters verschoben).</text:span></text:p>
            </text:list-item>
          </text:list>
          <draw:enhanced-geometry draw:mirror-horizontal="false" draw:mirror-vertical="false" svg:viewBox="0 0 29209 12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Regeln für 2015</text:span></text:p>
          <draw:enhanced-geometry draw:mirror-horizontal="false" draw:mirror-vertical="false" svg:viewBox="0 0 29209 36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9.208cm" svg:height="12.461cm" svg:x="2.328cm" svg:y="4.695cm">
          <text:list text:style-name="L2">
            <text:list-item>
              <text:p text:style-name="P3"><text:span text:style-name="T5">Angriffe auf die Infrastruktur und DOS-Attacken sind verboten</text:span></text:p>
            </text:list-item>
          </text:list>
          <text:p text:style-name="P3"><text:span text:style-name="T6"/></text:p>
          <text:list text:continue-numbering="true" text:style-name="L2">
            <text:list-item>
              <text:p text:style-name="P3"><text:span text:style-name="T5">Jedes Team erhält ein Image einer Virtuellenmaschiene mit einer Reihe von angreifbaren Services, deren Schwachstellen gefunden und Exploits dazu entwickelt werden sollen.</text:span></text:p>
            </text:list-item>
          </text:list>
          <text:p text:style-name="P3"><text:span text:style-name="T6"/></text:p>
          <text:list text:continue-numbering="true" text:style-name="L2">
            <text:list-item>
              <text:p text:style-name="P3"><text:span text:style-name="T5">Exploits werden in Python geschrieben und direkt gegen andere Teams ausgeführt.</text:span></text:p>
            </text:list-item>
          </text:list>
          <text:p text:style-name="P3"><text:span text:style-name="T6"/></text:p>
          <text:list text:continue-numbering="true" text:style-name="L2">
            <text:list-item>
              <text:p text:style-name="P3"><text:span text:style-name="T5">Punkte gibt es für gefixte Services und erfolgreiche Attacken.</text:span></text:p>
            </text:list-item>
          </text:list>
          <text:p text:style-name="P3"><text:span text:style-name="T6"/></text:p>
          <text:list text:continue-numbering="true" text:style-name="L2">
            <text:list-item>
              <text:p text:style-name="P3"><text:span text:style-name="T5">Der Wettbewerb soll am 4.12.2015 von 19 Uhr bis zum 5.12.2015 um 19 Uhr stattfinden.</text:span></text:p>
            </text:list-item>
          </text:list>
          <draw:enhanced-geometry draw:mirror-horizontal="false" draw:mirror-vertical="false" svg:viewBox="0 0 29209 124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Was sollt ihr mitbringen?</text:span></text:p>
          <draw:enhanced-geometry draw:mirror-horizontal="false" draw:mirror-vertical="false" svg:viewBox="0 0 29209 36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9.208cm" svg:height="12.085cm" svg:x="2.328cm" svg:y="5.071cm">
          <text:p text:style-name="P3"><text:span text:style-name="T7"/></text:p>
          <text:list text:style-name="L2">
            <text:list-item>
              <text:p text:style-name="P3"><text:span text:style-name="T8">Grundsätzliche Kenntnisse im Programmieren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2">
            <text:list-item>
              <text:p text:style-name="P3"><text:span text:style-name="T8">Grundkenntnisse Linux hilfreich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2">
            <text:list-item>
              <text:p text:style-name="P3"><text:span text:style-name="T8">Versorgung selbständig organisieren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2">
            <text:list-item>
              <text:p text:style-name="P3"><text:span text:style-name="T8">Wenn möglich einen eigenen Laptop</text:span></text:p>
            </text:list-item>
          </text:list>
          <draw:enhanced-geometry draw:mirror-horizontal="false" draw:mirror-vertical="false" svg:viewBox="0 0 29209 12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Demonstration</text:span></text:p>
          <draw:enhanced-geometry draw:mirror-horizontal="false" draw:mirror-vertical="false" svg:viewBox="0 0 29209 36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9.208cm" svg:height="12.085cm" svg:x="2.328cm" svg:y="5.071cm">
          <text:p><text:span text:style-name="T7"/></text:p>
          <draw:enhanced-geometry draw:mirror-horizontal="false" draw:mirror-vertical="false" svg:viewBox="0 0 29209 12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5" draw:text-style-name="P7" draw:layer="layout" svg:width="25.398cm" svg:height="14.734cm" svg:x="3.8cm" svg:y="2.666cm">
          <text:p text:style-name="P1"><text:span text:style-name="T9">Wettbewerb am</text:span></text:p>
          <text:p text:style-name="P1"><text:span text:style-name="T9">4. – 5.12.2015 </text:span></text:p>
          <text:p text:style-name="P1"><text:span text:style-name="T9">ab 19 Uhr</text:span></text:p>
          <text:p text:style-name="P1"><text:span text:style-name="T10"/></text:p>
          <text:p text:style-name="P1"><text:span text:style-name="T10">Raum wird über Facebook bekannt gegeben</text:span></text:p>
          <text:p text:style-name="P6"><text:span text:style-name="T10"><text:a xlink:href="http://www.Facebook.com/iCTF.THI" xlink:type="simple">www.Facebook.com/iCTF.THI</text:a></text:span></text:p>
          <text:p text:style-name="P6"><text:span text:style-name="T10"/></text:p>
          <text:p text:style-name="P1"><text:span text:style-name="T10">Dominik.schlecht@hotmail.de</text:span></text:p>
          <draw:enhanced-geometry draw:mirror-horizontal="false" draw:mirror-vertical="false" svg:viewBox="0 0 25399 147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svg:width="33.862cm" svg:height="19.048cm" svg:x="0.002cm" svg:y="0cm">
        <draw:image xlink:href="Pictures/10000000000008000000048086E279D0.jpg" xlink:type="simple" xlink:show="embed" xlink:actuate="onLoad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3" draw:layer="backgroundobjects" svg:width="33.862cm" svg:height="19.048cm" svg:x="0.002cm" svg:y="0cm">
        <draw:image xlink:href="Pictures/1000000000000800000004806981DD3F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dc:creator>Michael Löckler</dc:creator>
    <meta:editing-cycles>5</meta:editing-cycles>
    <dc:date>2015-11-11T14:14:33.657712806</dc:date>
    <meta:editing-duration>PT7M25S</meta:editing-duration>
    <meta:generator>LibreOffice/4.3.3.2$Linux_X86_64 LibreOffice_project/430m0$Build-2</meta:generator>
    <meta:document-statistic meta:object-count="5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